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puta" svg:font-family="Amputa" style:font-pitch="variable"/>
    <style:font-face style:name="Liberation Sans1" svg:font-family="'Liberation Sans'" style:font-pitch="variable"/>
    <style:font-face style:name="One Dance" svg:font-family="'One Dance'" style:font-pitch="variable"/>
    <style:font-face style:name="Red Moon Rising" svg:font-family="'Red Moon Rising'" style:font-pitch="variable"/>
    <style:font-face style:name="bladeline" svg:font-family="bladelin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marker-start="" draw:fill-color="#66ff99" draw:textarea-horizontal-align="justify" draw:textarea-vertical-align="middle" draw:auto-grow-height="false" fo:min-height="11.75cm" fo:min-width="35.5cm"/>
    </style:style>
    <style:style style:name="gr2" style:family="graphic" style:parent-style-name="standard">
      <style:graphic-properties svg:stroke-color="#000000" draw:fill-color="#cccccc" draw:textarea-horizontal-align="justify" draw:textarea-vertical-align="middle" draw:auto-grow-height="false" fo:min-height="0.74cm" fo:min-width="0.49cm"/>
    </style:style>
    <style:style style:name="gr3" style:family="graphic" style:parent-style-name="measure" style:list-style-name="L1">
      <style:graphic-properties draw:textarea-vertical-align="middle"/>
    </style:style>
    <style:style style:name="gr4" style:family="graphic" style:parent-style-name="standard">
      <style:graphic-properties svg:stroke-color="#000000" draw:fill="solid" draw:fill-color="#333333" draw:textarea-horizontal-align="justify" draw:textarea-vertical-align="middle" draw:auto-grow-height="false" fo:min-height="1.058cm" fo:min-width="0.808cm"/>
    </style:style>
    <style:style style:name="gr5" style:family="graphic" style:parent-style-name="measure" style:list-style-name="L1">
      <style:graphic-properties draw:textarea-vertical-align="middle"/>
    </style:style>
    <style:style style:name="gr6" style:family="graphic" style:parent-style-name="measure" style:list-style-name="L1">
      <style:graphic-properties draw:textarea-vertical-align="middle"/>
    </style:style>
    <style:style style:name="gr7" style:family="graphic" style:parent-style-name="measure" style:list-style-name="L1">
      <style:graphic-properties draw:fill="solid" draw:fill-color="#333333" draw:textarea-vertical-align="middle"/>
    </style:style>
    <style:style style:name="gr8" style:family="graphic" style:parent-style-name="standard">
      <style:graphic-properties svg:stroke-color="#000000" draw:fill-color="#99ffff" draw:textarea-horizontal-align="justify" draw:textarea-vertical-align="middle" draw:auto-grow-height="false" fo:min-height="0.104cm" fo:min-width="0cm"/>
    </style:style>
    <style:style style:name="gr9" style:family="graphic" style:parent-style-name="measure" style:list-style-name="L1">
      <style:graphic-properties draw:fill="solid" draw:fill-color="#333333" draw:textarea-vertical-align="middle"/>
    </style:style>
    <style:style style:name="gr10" style:family="graphic" style:parent-style-name="measure" style:list-style-name="L1">
      <style:graphic-properties draw:fill="solid" draw:fill-color="#333333"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measure">
      <style:graphic-properties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1.551cm"/>
    </style:style>
    <style:style style:name="gr14" style:family="graphic" style:parent-style-name="standard">
      <style:graphic-properties draw:stroke="none" svg:stroke-color="#000000" draw:fill="none" draw:fill-color="#ffffff" fo:min-height="0.95cm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1.35cm" fo:min-width="1.001cm"/>
    </style:style>
    <style:style style:name="gr16" style:family="graphic" style:parent-style-name="standard">
      <style:graphic-properties draw:stroke="none" svg:stroke-color="#000000" draw:fill="none" draw:fill-color="#ffffff" fo:min-height="0.784cm"/>
    </style:style>
    <style:style style:name="gr17" style:family="graphic" style:parent-style-name="standard">
      <style:graphic-properties draw:stroke="none" svg:stroke-color="#000000" draw:fill="none" draw:fill-color="#ffffff" fo:min-height="1.65cm"/>
    </style:style>
    <style:style style:name="P1" style:family="paragraph">
      <loext:graphic-properties draw:fill-color="#66ff99"/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333333"/>
      <style:paragraph-properties fo:text-align="center"/>
    </style:style>
    <style:style style:name="P5" style:family="paragraph">
      <loext:graphic-properties draw:fill="solid" draw:fill-color="#33333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99ff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22pt" style:font-size-asian="22pt" style:font-size-complex="22pt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="none" draw:fill-color="#ffffff"/>
      <style:text-properties style:font-name="Noto Sans CJK JP Black" fo:font-size="15pt" style:font-size-asian="15pt" style:font-size-complex="15pt"/>
    </style:style>
    <style:style style:name="P13" style:family="paragraph">
      <style:text-properties fo:color="#000000" style:font-name="One Dance" fo:font-size="40pt" fo:font-weight="bold" style:font-size-asian="40pt" style:font-size-complex="40pt"/>
    </style:style>
    <style:style style:name="P14" style:family="paragraph">
      <loext:graphic-properties draw:fill="none" draw:fill-color="#ffffff"/>
      <style:text-properties fo:color="#000000" style:font-name="One Dance" fo:font-size="40pt" fo:font-weight="bold" style:font-size-asian="40pt" style:font-size-complex="4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mputa" fo:font-size="22pt" style:font-size-asian="22pt" style:font-size-complex="22pt"/>
    </style:style>
    <style:style style:name="T3" style:family="text">
      <style:text-properties style:font-name="Noto Sans CJK JP Black" fo:font-size="15pt" style:font-size-asian="15pt" style:font-size-complex="15pt"/>
    </style:style>
    <style:style style:name="T4" style:family="text">
      <style:text-properties fo:color="#000000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Test">
        <draw:custom-shape draw:style-name="gr1" draw:text-style-name="P1" draw:layer="layout" svg:width="36cm" svg:height="12cm" svg:x="2.4cm" svg:y="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4cm" svg:x="4.7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4cm" svg:height="1.4cm" svg:x="10.701cm" svg:y="11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4cm" svg:height="1.4cm" svg:x="16.702cm" svg:y="11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4cm" svg:height="1.4cm" svg:x="22.703cm" svg:y="11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4cm" svg:height="1.4cm" svg:x="28.704cm" svg:y="11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4cm" svg:height="1.4cm" svg:x="34.7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3" draw:text-style-name="P3" draw:layer="measurelines" svg:x1="11.4cm" svg:y1="12.141cm" svg:x2="5.4cm" svg:y2="12.141cm">
          <text:p text:style-name="P3"><text:span text:style-name="T1"><text:measure text:kind="gap"/></text:span><text:span text:style-name="T1"><text:measure text:kind="value">6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custom-shape draw:style-name="gr4" draw:text-style-name="P4" draw:layer="layout" svg:width="1.85cm" svg:height="1.85cm" svg:x="4.48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5" draw:text-style-name="P3" draw:layer="layout" svg:x1="5.4cm" svg:y1="12.142cm" svg:x2="2.4cm" svg:y2="12.142cm">
          <text:p text:style-name="P3"><text:span text:style-name="T1"><text:measure text:kind="gap"/></text:span><text:span text:style-name="T1"><text:measure text:kind="value">3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6" draw:text-style-name="P3" draw:layer="measurelines" svg:x1="17.503cm" svg:y1="12.4cm" svg:x2="17.503cm" svg:y2="14.4cm">
          <text:p text:style-name="P3"><text:span text:style-name="T1"><text:measure text:kind="gap"/></text:span><text:span text:style-name="T1"><text:measure text:kind="value">2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custom-shape draw:style-name="gr4" draw:text-style-name="P4" draw:layer="layout" svg:width="1.85cm" svg:height="1.85cm" svg:x="10.481cm" svg:y="4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85cm" svg:height="1.85cm" svg:x="16.482cm" svg:y="4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85cm" svg:height="1.85cm" svg:x="22.483cm" svg:y="4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85cm" svg:height="1.85cm" svg:x="14.484cm" svg:y="7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85cm" svg:height="1.85cm" svg:x="18.48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7" draw:text-style-name="P5" draw:layer="layout" svg:x1="11.4cm" svg:y1="6.141cm" svg:x2="5.4cm" svg:y2="6.141cm">
          <text:p text:style-name="P3"><text:span text:style-name="T1"><text:measure text:kind="gap"/></text:span><text:span text:style-name="T1"><text:measure text:kind="value">6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custom-shape draw:style-name="gr2" draw:text-style-name="P2" draw:layer="layout" svg:width="1.4cm" svg:height="1.4cm" svg:x="34.701cm" svg:y="6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5cm" svg:height="0.5cm" svg:x="23.15cm" svg:y="10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5cm" svg:height="0.5cm" svg:x="17.151cm" svg:y="10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5cm" svg:height="0.5cm" svg:x="11.152cm" svg:y="10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5cm" svg:height="0.5cm" svg:x="5.153cm" svg:y="1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5cm" svg:height="0.5cm" svg:x="35.15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9" draw:text-style-name="P5" draw:layer="measurelines" svg:x1="15.5cm" svg:y1="8.222cm" svg:x2="19.5cm" svg:y2="8.222cm">
          <text:p text:style-name="P3"><text:span text:style-name="T1"><text:measure text:kind="gap"/></text:span><text:span text:style-name="T1"><text:measure text:kind="value">4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10" draw:text-style-name="P5" draw:layer="measurelines" svg:x1="19.503cm" svg:y1="5.8cm" svg:x2="19.503cm" svg:y2="8.2cm">
          <text:p text:style-name="P3"><text:span text:style-name="T1"><text:measure text:kind="gap"/></text:span><text:span text:style-name="T1"><text:measure text:kind="value">2,4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line draw:style-name="gr11" draw:text-style-name="P7" draw:layer="layout" svg:x1="2.4cm" svg:y1="5.8cm" svg:x2="38.4cm" svg:y2="5.8cm">
          <text:p/>
        </draw:line>
        <draw:line draw:style-name="gr11" draw:text-style-name="P7" draw:layer="layout" svg:x1="2.4cm" svg:y1="12.4cm" svg:x2="38.4cm" svg:y2="12.4cm">
          <text:p/>
        </draw:line>
        <draw:line draw:style-name="gr11" draw:text-style-name="P7" draw:layer="layout" svg:x1="5.4cm" svg:y1="2.4cm" svg:x2="5.4cm" svg:y2="14.4cm">
          <text:p/>
        </draw:line>
        <draw:line draw:style-name="gr11" draw:text-style-name="P7" draw:layer="layout" svg:x1="11.4cm" svg:y1="2.4cm" svg:x2="11.4cm" svg:y2="14.4cm">
          <text:p/>
        </draw:line>
        <draw:line draw:style-name="gr11" draw:text-style-name="P7" draw:layer="layout" svg:x1="17.4cm" svg:y1="2.4cm" svg:x2="17.4cm" svg:y2="14.4cm">
          <text:p/>
        </draw:line>
        <draw:line draw:style-name="gr11" draw:text-style-name="P7" draw:layer="layout" svg:x1="23.4cm" svg:y1="2.4cm" svg:x2="23.4cm" svg:y2="14.4cm">
          <text:p/>
        </draw:line>
        <draw:line draw:style-name="gr11" draw:text-style-name="P7" draw:layer="layout" svg:x1="29.4cm" svg:y1="2.4cm" svg:x2="29.4cm" svg:y2="14.4cm">
          <text:p/>
        </draw:line>
        <draw:line draw:style-name="gr11" draw:text-style-name="P7" draw:layer="layout" svg:x1="35.4cm" svg:y1="2.4cm" svg:x2="35.4cm" svg:y2="14.4cm">
          <text:p/>
        </draw:line>
        <draw:measure draw:style-name="gr12" draw:text-style-name="P8" draw:layer="measurelines" svg:x1="5.602cm" svg:y1="59.858cm" svg:x2="5.602cm" svg:y2="338.858cm">
          <text:p text:style-name="P8"><text:span text:style-name="T1"><text:measure text:kind="gap"/></text:span><text:span text:style-name="T1"><text:measure text:kind="value">279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12" draw:text-style-name="P9" draw:layer="measurelines" svg:x1="2.4cm" svg:y1="14.4cm" svg:x2="2.4cm" svg:y2="2.4cm">
          <text:p text:style-name="P8"><text:span text:style-name="T1"><text:measure text:kind="gap"/></text:span><text:span text:style-name="T1"><text:measure text:kind="value">12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12" draw:text-style-name="P9" draw:layer="measurelines" svg:x1="38.396cm" svg:y1="14.4cm" svg:x2="2.396cm" svg:y2="14.3cm">
          <text:p text:style-name="P8"><text:span text:style-name="T1"><text:measure text:kind="gap"/></text:span><text:span text:style-name="T1"><text:measure text:kind="value">36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12" draw:text-style-name="P9" draw:layer="measurelines" svg:x1="5.6cm" svg:y1="11cm" svg:x2="5.6cm" svg:y2="12.4cm">
          <text:p text:style-name="P8"><text:span text:style-name="T1"><text:measure text:kind="gap"/></text:span><text:span text:style-name="T1"><text:measure text:kind="value">1,4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frame draw:style-name="gr13" draw:text-style-name="P10" draw:layer="layout" svg:width="4.1cm" svg:height="1.801cm" svg:x="3.5cm" svg:y="8.7cm">
          <draw:text-box>
            <text:p><text:span text:style-name="T2">STOMP</text:span></text:p>
          </draw:text-box>
        </draw:frame>
        <draw:frame draw:style-name="gr14" draw:text-style-name="P10" draw:layer="layout" svg:width="4.1cm" svg:height="1.2cm" svg:x="10.1cm" svg:y="8.7cm">
          <draw:text-box>
            <text:p><text:span text:style-name="T2">MOD</text:span></text:p>
          </draw:text-box>
        </draw:frame>
        <draw:frame draw:style-name="gr13" draw:text-style-name="P10" draw:layer="layout" svg:width="4.1cm" svg:height="1.801cm" svg:x="15.8cm" svg:y="9.4cm">
          <draw:text-box>
            <text:p><text:span text:style-name="T2">DELAY</text:span></text:p>
          </draw:text-box>
        </draw:frame>
        <draw:frame draw:style-name="gr13" draw:text-style-name="P10" draw:layer="layout" svg:width="3.2cm" svg:height="1.801cm" svg:x="21.8cm" svg:y="8.7cm">
          <draw:text-box>
            <text:p><text:span text:style-name="T2">SOLO</text:span></text:p>
          </draw:text-box>
        </draw:frame>
        <draw:custom-shape draw:style-name="gr15" draw:text-style-name="P11" draw:layer="layout" svg:width="1.5cm" svg:height="1.6cm" draw:transform="rotate (1.5707963267949) translate (28.6cm 11.6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11" draw:layer="layout" svg:width="1.5cm" svg:height="1.6cm" draw:transform="rotate (1.5707963267949) translate (34.601cm 11.6cm)">
          <text:p/>
          <draw:enhanced-geometry svg:viewBox="0 0 21600 21600" draw:mirror-vertical="tru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3" draw:text-style-name="P10" draw:layer="layout" svg:width="3.2cm" svg:height="1.801cm" svg:x="31cm" svg:y="10.301cm">
          <draw:text-box>
            <text:p><text:span text:style-name="T2">BANK</text:span></text:p>
          </draw:text-box>
        </draw:frame>
        <draw:frame draw:style-name="gr13" draw:text-style-name="P10" draw:layer="layout" svg:width="3.8cm" svg:height="1.801cm" svg:x="30.7cm" svg:y="7.002cm">
          <draw:text-box>
            <text:p><text:span text:style-name="T2">SONST</text:span></text:p>
          </draw:text-box>
        </draw:frame>
        <draw:frame draw:style-name="gr16" draw:text-style-name="P12" draw:layer="layout" svg:width="2.3cm" svg:height="1.034cm" svg:x="32.9cm" svg:y="3.9cm">
          <draw:text-box>
            <text:p><text:span text:style-name="T3">On/Off</text:span></text:p>
          </draw:text-box>
        </draw:frame>
        <draw:frame draw:style-name="gr17" draw:text-style-name="P14" draw:layer="layout" svg:width="23.2cm" svg:height="1.9cm" svg:x="3.4cm" svg:y="2.9cm">
          <draw:text-box>
            <text:p text:style-name="P13"><text:span text:style-name="T4">BenSONsoun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puta" svg:font-family="Amputa" style:font-pitch="variable"/>
    <style:font-face style:name="Liberation Sans1" svg:font-family="'Liberation Sans'" style:font-pitch="variable"/>
    <style:font-face style:name="One Dance" svg:font-family="'One Dance'" style:font-pitch="variable"/>
    <style:font-face style:name="Red Moon Rising" svg:font-family="'Red Moon Rising'" style:font-pitch="variable"/>
    <style:font-face style:name="bladeline" svg:font-family="bladelin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Tes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1T14:14:58.157938397</meta:creation-date>
    <dc:title>Test</dc:title>
    <meta:editing-duration>PT19M28S</meta:editing-duration>
    <meta:editing-cycles>8</meta:editing-cycles>
    <meta:generator>LibreOffice/5.1.6.2$Linux_X86_64 LibreOffice_project/10m0$Build-2</meta:generator>
    <dc:date>2017-11-11T18:25:34.171530824</dc:date>
    <meta:document-statistic meta:object-count="47"/>
    <meta:template xlink:type="simple" xlink:actuate="onRequest" xlink:title="Test" xlink:href="../../../../../.config/libreoffice/4/user/template/Test.otg" meta:date="2017-11-11T14:14:57.980268164"/>
  </office:meta>
</office:document-meta>
</file>